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ord count program:</text:p>
      <text:p text:style-name="Standard"/>
      <text:p text:style-name="Standard">Pig file:</text:p>
      <text:p text:style-name="Standard"/>
      <text:p text:style-name="Standard">wordcount.pig</text:p>
      <text:p text:style-name="Standard"/>
      <text:p text:style-name="Standard">DEFINE word_count(X) RETURNS Z { </text:p>
      <text:p text:style-name="Standard">lines = LOAD $X AS (line:chararray);</text:p>
      <text:p text:style-name="Standard">words = FOREACH lines GENERATE FLATTEN(TOKENIZE(line)) as word;</text:p>
      <text:p text:style-name="Standard">grouped = GROUP words BY word;</text:p>
      <text:p text:style-name="Standard">$Z = FOREACH grouped GENERATE group, COUNT(words);};</text:p>
      <text:p text:style-name="Standard"/>
      <text:p text:style-name="Standard"/>
      <text:p text:style-name="Standard">executing pig script:</text:p>
      <text:p text:style-name="Standard"/>
      <text:p text:style-name="Standard">import 'wordcount.pig';</text:p>
      <text:p text:style-name="Standard"/>
      <text:p text:style-name="Standard">DUMP word_count('sample.txt');</text:p>
      <text:p text:style-name="Standard"/>
      <text:p text:style-name="Standard"/>
      <text:p text:style-name="Standard">OUTPUT:</text:p>
      <text:p text:style-name="Standard">(1,4)</text:p>
      <text:p text:style-name="Standard">(2,4)</text:p>
      <text:p text:style-name="Standard">(3,2)</text:p>
      <text:p text:style-name="Standard">(4,2)</text:p>
      <text:p text:style-name="Standard">(5,2)</text:p>
      <text:p text:style-name="Standard">(101,1)</text:p>
      <text:p text:style-name="Standard">(102,1)</text:p>
      <text:p text:style-name="Standard">(103,1)</text:p>
      <text:p text:style-name="Standard">(104,1)</text:p>
      <text:p text:style-name="Standard">(105,1)</text:p>
      <text:p text:style-name="Standard">(106,1)</text:p>
      <text:p text:style-name="Standard">(107,1)</text:p>
      <text:p text:style-name="Standard">(108,1)</text:p>
      <text:p text:style-name="Standard">(109,1)</text:p>
      <text:p text:style-name="Standard">(110,1)</text:p>
      <text:p text:style-name="Standard">(111,1)</text:p>
      <text:p text:style-name="Standard">(112,1)</text:p>
      <text:p text:style-name="Standard">(113,1)</text:p>
      <text:p text:style-name="Standard">(114,1)</text:p>
      <text:p text:style-name="Standard">(500,1)</text:p>
      <text:p text:style-name="Standard">(1000,2)</text:p>
      <text:p text:style-name="Standard">(2000,2)</text:p>
      <text:p text:style-name="Standard">(2500,1)</text:p>
      <text:p text:style-name="Standard">(5000,2)</text:p>
      <text:p text:style-name="Standard">(Ajay,1)</text:p>
      <text:p text:style-name="Standard">(10000,1)</text:p>
      <text:p text:style-name="Standard">(11000,1)</text:p>
      <text:p text:style-name="Standard">(14000,1)</text:p>
      <text:p text:style-name="Standard">(17500,1)</text:p>
      <text:p text:style-name="Standard">(20000,1)</text:p>
      <text:p text:style-name="Standard">(25000,1)</text:p>
      <text:p text:style-name="Standard"><text:soft-page-break/>(Aamir,1)</text:p>
      <text:p text:style-name="Standard">(Pawan,1)</text:p>
      <text:p text:style-name="Standard">(Akshay,1)</text:p>
      <text:p text:style-name="Standard">(Jubeen,1)</text:p>
      <text:p text:style-name="Standard">(Ranbir,1)</text:p>
      <text:p text:style-name="Standard">(Salman,1)</text:p>
      <text:p text:style-name="Standard">(Tushar,1)</text:p>
      <text:p text:style-name="Standard">(Amitabh,1)</text:p>
      <text:p text:style-name="Standard">(Anubhav,1)</text:p>
      <text:p text:style-name="Standard">(Katrina,1)</text:p>
      <text:p text:style-name="Standard">(Madhuri,1)</text:p>
      <text:p text:style-name="Standard">(Priyanka,1)</text:p>
      <text:p text:style-name="Standard">(Shahrukh,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18T19:26:31.45</meta:creation-date>
    <meta:document-statistic meta:table-count="0" meta:image-count="0" meta:object-count="0" meta:page-count="2" meta:paragraph-count="56" meta:word-count="90" meta:character-count="696"/>
    <dc:date>2017-06-18T20:53:20.34</dc:date>
    <meta:editing-duration>PT26M18S</meta:editing-duration>
    <meta:editing-cycles>1</meta:editing-cycles>
    <meta:generator>OpenOffice/4.1.3$Win32 OpenOffice.org_project/413m1$Build-9783</meta:generator>
  </office:meta>
</office:document-meta>
</file>